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</style:style>
    <style:style style:name="TableColumn3" style:family="table-column">
      <style:table-column-properties style:column-width="5.2708in"/>
    </style:style>
    <style:style style:name="Table2" style:family="table">
      <style:table-properties style:width="5.2708in" fo:margin-left="-0.0395in" table:align="left"/>
    </style:style>
    <style:style style:name="TableRow4" style:family="table-row">
      <style:table-row-properties style:min-row-height="1.0625in"/>
    </style:style>
    <style:style style:name="TableCell5" style:family="table-cell">
      <style:table-cell-properties fo:border="0.0069in solid #000000" style:writing-mode="lr-tb" fo:padding-top="0in" fo:padding-left="0.0486in" fo:padding-bottom="0in" fo:padding-right="0.0486in"/>
    </style:style>
    <style:style style:name="P6" style:parent-style-name="Lijstalinea" style:list-style-name="LFO1" style:family="paragraph"/>
    <style:style style:name="P7" style:parent-style-name="Lijstalinea" style:list-style-name="LFO1" style:family="paragraph"/>
    <style:style style:name="P8" style:parent-style-name="Lijstalinea" style:list-style-name="LFO1" style:family="paragraph"/>
    <style:style style:name="P9" style:parent-style-name="Lijstalinea" style:list-style-name="LFO1" style:family="paragraph"/>
    <style:style style:name="P10" style:parent-style-name="Lijstalinea" style:list-style-name="LFO1" style:family="paragraph"/>
    <style:style style:name="P11" style:parent-style-name="Lijstalinea" style:list-style-name="LFO1" style:family="paragraph"/>
    <style:style style:name="TableColumn13" style:family="table-column">
      <style:table-column-properties style:column-width="5.2708in"/>
    </style:style>
    <style:style style:name="Table12" style:family="table">
      <style:table-properties style:width="5.2708in" fo:margin-left="-0.0395in" table:align="left"/>
    </style:style>
    <style:style style:name="TableRow14" style:family="table-row">
      <style:table-row-properties style:min-row-height="1.0625in"/>
    </style:style>
    <style:style style:name="TableCell15" style:family="table-cell">
      <style:table-cell-properties fo:border="0.0069in solid #000000" style:writing-mode="lr-tb" fo:padding-top="0in" fo:padding-left="0.0486in" fo:padding-bottom="0in" fo:padding-right="0.0486in"/>
    </style:style>
    <style:style style:name="P16" style:parent-style-name="Lijstalinea" style:list-style-name="LFO1" style:family="paragraph"/>
    <style:style style:name="P17" style:parent-style-name="Lijstalinea" style:family="paragraph">
      <style:paragraph-properties fo:margin-left="0.5312in">
        <style:tab-stops/>
      </style:paragraph-properties>
    </style:style>
    <style:style style:name="P18" style:parent-style-name="Lijstalinea" style:list-style-name="LFO1" style:family="paragraph"/>
    <style:style style:name="P19" style:parent-style-name="Lijstalinea" style:list-style-name="LFO1" style:family="paragraph"/>
    <style:style style:name="P20" style:parent-style-name="Lijstalinea" style:list-style-name="LFO1" style:family="paragraph"/>
    <style:style style:name="P21" style:parent-style-name="Lijstalinea" style:list-style-name="LFO1" style:family="paragraph"/>
    <style:style style:name="TableColumn23" style:family="table-column">
      <style:table-column-properties style:column-width="5.2708in"/>
    </style:style>
    <style:style style:name="Table22" style:family="table">
      <style:table-properties style:width="5.2708in" fo:margin-left="-0.0395in" table:align="left"/>
    </style:style>
    <style:style style:name="TableRow24" style:family="table-row">
      <style:table-row-properties style:min-row-height="1.0625in"/>
    </style:style>
    <style:style style:name="TableCell25" style:family="table-cell">
      <style:table-cell-properties fo:border="0.0069in solid #000000" style:writing-mode="lr-tb" fo:padding-top="0in" fo:padding-left="0.0486in" fo:padding-bottom="0in" fo:padding-right="0.0486in"/>
    </style:style>
    <style:style style:name="P26" style:parent-style-name="Lijstalinea" style:list-style-name="LFO1" style:family="paragraph"/>
    <style:style style:name="P27" style:parent-style-name="Lijstalinea" style:list-style-name="LFO1" style:family="paragraph"/>
    <style:style style:name="P28" style:parent-style-name="Lijstalinea" style:list-style-name="LFO1" style:family="paragraph"/>
    <style:style style:name="P29" style:parent-style-name="Lijstalinea" style:list-style-name="LFO1" style:family="paragraph"/>
    <style:style style:name="P30" style:parent-style-name="Lijstalinea" style:list-style-name="LFO1" style:family="paragraph"/>
    <style:style style:name="P31" style:parent-style-name="Lijstalinea" style:list-style-name="LFO1" style:family="paragraph"/>
    <style:style style:name="P32" style:parent-style-name="Lijstalinea" style:family="paragraph">
      <style:paragraph-properties fo:margin-left="0.5312in">
        <style:tab-stops/>
      </style:paragraph-properties>
    </style:style>
    <style:style style:name="TableColumn34" style:family="table-column">
      <style:table-column-properties style:column-width="5.2708in"/>
    </style:style>
    <style:style style:name="Table33" style:family="table">
      <style:table-properties style:width="5.2708in" fo:margin-left="-0.0395in" table:align="left"/>
    </style:style>
    <style:style style:name="TableRow35" style:family="table-row">
      <style:table-row-properties style:min-row-height="1.0625in"/>
    </style:style>
    <style:style style:name="TableCell36" style:family="table-cell">
      <style:table-cell-properties fo:border="0.0069in solid #000000" style:writing-mode="lr-tb" fo:padding-top="0in" fo:padding-left="0.0486in" fo:padding-bottom="0in" fo:padding-right="0.0486in"/>
    </style:style>
    <style:style style:name="P37" style:parent-style-name="Lijstalinea" style:list-style-name="LFO1" style:family="paragraph"/>
    <style:style style:name="P38" style:parent-style-name="Lijstalinea" style:list-style-name="LFO1" style:family="paragraph"/>
    <style:style style:name="P39" style:parent-style-name="Lijstalinea" style:list-style-name="LFO1" style:family="paragraph"/>
    <style:style style:name="P40" style:parent-style-name="Lijstalinea" style:list-style-name="LFO1" style:family="paragraph"/>
    <style:style style:name="P41" style:parent-style-name="Lijstalinea" style:list-style-name="LFO1" style:family="paragraph"/>
    <style:style style:name="P42" style:parent-style-name="Lijstalinea" style:list-style-name="LFO1" style:family="paragraph"/>
    <style:style style:name="TableColumn44" style:family="table-column">
      <style:table-column-properties style:column-width="5.2708in"/>
    </style:style>
    <style:style style:name="Table43" style:family="table">
      <style:table-properties style:width="5.2708in" fo:margin-left="-0.0395in" table:align="left"/>
    </style:style>
    <style:style style:name="TableRow45" style:family="table-row">
      <style:table-row-properties style:min-row-height="1.0625in"/>
    </style:style>
    <style:style style:name="TableCell46" style:family="table-cell">
      <style:table-cell-properties fo:border="0.0069in solid #000000" style:writing-mode="lr-tb" fo:padding-top="0in" fo:padding-left="0.0486in" fo:padding-bottom="0in" fo:padding-right="0.0486in"/>
    </style:style>
    <style:style style:name="P47" style:parent-style-name="Lijstalinea" style:list-style-name="LFO1" style:family="paragraph"/>
    <style:style style:name="P48" style:parent-style-name="Lijstalinea" style:list-style-name="LFO1" style:family="paragraph"/>
    <style:style style:name="P49" style:parent-style-name="Lijstalinea" style:list-style-name="LFO1" style:family="paragraph"/>
    <style:style style:name="P50" style:parent-style-name="Lijstalinea" style:list-style-name="LFO1" style:family="paragraph"/>
    <style:style style:name="P51" style:parent-style-name="Lijstalinea" style:list-style-name="LFO1" style:family="paragraph"/>
    <style:style style:name="P52" style:parent-style-name="Lijstalinea" style:list-style-name="LFO1" style:family="paragraph"/>
    <style:style style:name="TableColumn54" style:family="table-column">
      <style:table-column-properties style:column-width="5.2708in"/>
    </style:style>
    <style:style style:name="Table53" style:family="table">
      <style:table-properties style:width="5.2708in" fo:margin-left="-0.0395in" table:align="left"/>
    </style:style>
    <style:style style:name="TableRow55" style:family="table-row">
      <style:table-row-properties style:min-row-height="1.0625in"/>
    </style:style>
    <style:style style:name="TableCell56" style:family="table-cell">
      <style:table-cell-properties fo:border="0.0069in solid #000000" style:writing-mode="lr-tb" fo:padding-top="0in" fo:padding-left="0.0486in" fo:padding-bottom="0in" fo:padding-right="0.0486in"/>
    </style:style>
    <style:style style:name="P57" style:parent-style-name="Lijstalinea" style:list-style-name="LFO1" style:family="paragraph"/>
    <style:style style:name="P58" style:parent-style-name="Lijstalinea" style:list-style-name="LFO1" style:family="paragraph"/>
    <style:style style:name="P59" style:parent-style-name="Lijstalinea" style:list-style-name="LFO1" style:family="paragraph"/>
    <style:style style:name="P60" style:parent-style-name="Lijstalinea" style:list-style-name="LFO1" style:family="paragraph"/>
    <style:style style:name="P61" style:parent-style-name="Lijstalinea" style:list-style-name="LFO1" style:family="paragraph"/>
    <style:style style:name="P62" style:parent-style-name="Lijstalinea" style:list-style-name="LFO1" style:family="paragraph"/>
    <style:style style:name="TableColumn64" style:family="table-column">
      <style:table-column-properties style:column-width="5.2708in"/>
    </style:style>
    <style:style style:name="Table63" style:family="table">
      <style:table-properties style:width="5.2708in" fo:margin-left="-0.0395in" table:align="left"/>
    </style:style>
    <style:style style:name="TableRow65" style:family="table-row">
      <style:table-row-properties style:min-row-height="1.0625in"/>
    </style:style>
    <style:style style:name="TableCell66" style:family="table-cell">
      <style:table-cell-properties fo:border="0.0069in solid #000000" style:writing-mode="lr-tb" fo:padding-top="0in" fo:padding-left="0.0486in" fo:padding-bottom="0in" fo:padding-right="0.0486in"/>
    </style:style>
    <style:style style:name="P67" style:parent-style-name="Lijstalinea" style:list-style-name="LFO1" style:family="paragraph"/>
    <style:style style:name="P68" style:parent-style-name="Lijstalinea" style:list-style-name="LFO1" style:family="paragraph"/>
    <style:style style:name="P69" style:parent-style-name="Lijstalinea" style:list-style-name="LFO1" style:family="paragraph"/>
    <style:style style:name="P70" style:parent-style-name="Lijstalinea" style:list-style-name="LFO1" style:family="paragraph"/>
    <style:style style:name="P71" style:parent-style-name="Lijstalinea" style:list-style-name="LFO1" style:family="paragraph"/>
    <style:style style:name="P72" style:parent-style-name="Lijstalinea" style:list-style-name="LFO1" style:family="paragraph"/>
    <style:style style:name="TableColumn74" style:family="table-column">
      <style:table-column-properties style:column-width="5.2708in"/>
    </style:style>
    <style:style style:name="Table73" style:family="table">
      <style:table-properties style:width="5.2708in" fo:margin-left="-0.0395in" table:align="left"/>
    </style:style>
    <style:style style:name="TableRow75" style:family="table-row">
      <style:table-row-properties style:min-row-height="1.0625in"/>
    </style:style>
    <style:style style:name="TableCell76" style:family="table-cell">
      <style:table-cell-properties fo:border="0.0069in solid #000000" style:writing-mode="lr-tb" fo:padding-top="0in" fo:padding-left="0.0486in" fo:padding-bottom="0in" fo:padding-right="0.0486in"/>
    </style:style>
    <style:style style:name="P77" style:parent-style-name="Lijstalinea" style:list-style-name="LFO1" style:family="paragraph"/>
    <style:style style:name="P78" style:parent-style-name="Lijstalinea" style:list-style-name="LFO1" style:family="paragraph"/>
    <style:style style:name="P79" style:parent-style-name="Lijstalinea" style:list-style-name="LFO1" style:family="paragraph"/>
    <style:style style:name="P80" style:parent-style-name="Lijstalinea" style:list-style-name="LFO1" style:family="paragraph"/>
    <style:style style:name="P81" style:parent-style-name="Lijstalinea" style:list-style-name="LFO1" style:family="paragraph"/>
    <style:style style:name="P82" style:parent-style-name="Lijstalinea" style:list-style-name="LFO1" style:family="paragraph"/>
    <style:style style:name="TableColumn84" style:family="table-column">
      <style:table-column-properties style:column-width="5.2708in"/>
    </style:style>
    <style:style style:name="Table83" style:family="table">
      <style:table-properties style:width="5.2708in" fo:margin-left="-0.0395in" table:align="left"/>
    </style:style>
    <style:style style:name="TableRow85" style:family="table-row">
      <style:table-row-properties style:min-row-height="1.0625in"/>
    </style:style>
    <style:style style:name="TableCell86" style:family="table-cell">
      <style:table-cell-properties fo:border="0.0069in solid #000000" style:writing-mode="lr-tb" fo:padding-top="0in" fo:padding-left="0.0486in" fo:padding-bottom="0in" fo:padding-right="0.0486in"/>
    </style:style>
    <style:style style:name="P87" style:parent-style-name="Lijstalinea" style:list-style-name="LFO1" style:family="paragraph"/>
    <style:style style:name="P88" style:parent-style-name="Lijstalinea" style:list-style-name="LFO1" style:family="paragraph"/>
    <style:style style:name="P89" style:parent-style-name="Lijstalinea" style:list-style-name="LFO1" style:family="paragraph"/>
    <style:style style:name="P90" style:parent-style-name="Lijstalinea" style:list-style-name="LFO1" style:family="paragraph"/>
    <style:style style:name="P91" style:parent-style-name="Lijstalinea" style:list-style-name="LFO1" style:family="paragraph"/>
    <style:style style:name="P92" style:parent-style-name="Lijstalinea" style:list-style-name="LFO1" style:family="paragraph"/>
    <style:style style:name="TableColumn94" style:family="table-column">
      <style:table-column-properties style:column-width="5.2708in"/>
    </style:style>
    <style:style style:name="Table93" style:family="table">
      <style:table-properties style:width="5.2708in" fo:margin-left="-0.0395in" table:align="left"/>
    </style:style>
    <style:style style:name="TableRow95" style:family="table-row">
      <style:table-row-properties style:min-row-height="1.0625in"/>
    </style:style>
    <style:style style:name="TableCell96" style:family="table-cell">
      <style:table-cell-properties fo:border="0.0069in solid #000000" style:writing-mode="lr-tb" fo:padding-top="0in" fo:padding-left="0.0486in" fo:padding-bottom="0in" fo:padding-right="0.0486in"/>
    </style:style>
    <style:style style:name="P97" style:parent-style-name="Lijstalinea" style:list-style-name="LFO1" style:family="paragraph"/>
    <style:style style:name="P98" style:parent-style-name="Lijstalinea" style:list-style-name="LFO1" style:family="paragraph"/>
    <style:style style:name="P99" style:parent-style-name="Lijstalinea" style:list-style-name="LFO1" style:family="paragraph"/>
    <style:style style:name="P100" style:parent-style-name="Lijstalinea" style:list-style-name="LFO1" style:family="paragraph"/>
    <style:style style:name="P101" style:parent-style-name="Lijstalinea" style:list-style-name="LFO1" style:family="paragraph"/>
    <style:style style:name="P102" style:parent-style-name="Lijstalinea" style:list-style-name="LFO1" style:family="paragraph"/>
    <style:style style:name="TableColumn104" style:family="table-column">
      <style:table-column-properties style:column-width="5.2708in"/>
    </style:style>
    <style:style style:name="Table103" style:family="table">
      <style:table-properties style:width="5.2708in" fo:margin-left="-0.0395in" table:align="left"/>
    </style:style>
    <style:style style:name="TableRow105" style:family="table-row">
      <style:table-row-properties style:min-row-height="1.0625in"/>
    </style:style>
    <style:style style:name="TableCell106" style:family="table-cell">
      <style:table-cell-properties fo:border="0.0069in solid #000000" style:writing-mode="lr-tb" fo:padding-top="0in" fo:padding-left="0.0486in" fo:padding-bottom="0in" fo:padding-right="0.0486in"/>
    </style:style>
    <style:style style:name="P107" style:parent-style-name="Lijstalinea" style:list-style-name="LFO1" style:family="paragraph"/>
    <style:style style:name="P108" style:parent-style-name="Lijstalinea" style:list-style-name="LFO1" style:family="paragraph"/>
    <style:style style:name="P109" style:parent-style-name="Lijstalinea" style:list-style-name="LFO1" style:family="paragraph"/>
    <style:style style:name="P110" style:parent-style-name="Lijstalinea" style:list-style-name="LFO1" style:family="paragraph"/>
    <style:style style:name="P111" style:parent-style-name="Lijstalinea" style:list-style-name="LFO1" style:family="paragraph"/>
    <style:style style:name="P112" style:parent-style-name="Lijstalinea" style:list-style-name="LFO1" style:family="paragraph"/>
    <style:style style:name="TableColumn114" style:family="table-column">
      <style:table-column-properties style:column-width="5.2708in"/>
    </style:style>
    <style:style style:name="Table113" style:family="table">
      <style:table-properties style:width="5.2708in" fo:margin-left="-0.0395in" table:align="left"/>
    </style:style>
    <style:style style:name="TableRow115" style:family="table-row">
      <style:table-row-properties style:min-row-height="1.0625in"/>
    </style:style>
    <style:style style:name="TableCell116" style:family="table-cell">
      <style:table-cell-properties fo:border="0.0069in solid #000000" style:writing-mode="lr-tb" fo:padding-top="0in" fo:padding-left="0.0486in" fo:padding-bottom="0in" fo:padding-right="0.0486in"/>
    </style:style>
    <style:style style:name="P117" style:parent-style-name="Lijstalinea" style:list-style-name="LFO1" style:family="paragraph"/>
    <style:style style:name="P118" style:parent-style-name="Lijstalinea" style:list-style-name="LFO1" style:family="paragraph"/>
    <style:style style:name="P119" style:parent-style-name="Lijstalinea" style:list-style-name="LFO1" style:family="paragraph"/>
    <style:style style:name="P120" style:parent-style-name="Lijstalinea" style:list-style-name="LFO1" style:family="paragraph"/>
    <style:style style:name="P121" style:parent-style-name="Lijstalinea" style:list-style-name="LFO1" style:family="paragraph"/>
    <style:style style:name="P122" style:parent-style-name="Lijstalinea" style:list-style-name="LFO1" style:family="paragraph"/>
    <style:style style:name="TableColumn124" style:family="table-column">
      <style:table-column-properties style:column-width="5.2708in"/>
    </style:style>
    <style:style style:name="Table123" style:family="table">
      <style:table-properties style:width="5.2708in" fo:margin-left="-0.0395in" table:align="left"/>
    </style:style>
    <style:style style:name="TableRow125" style:family="table-row">
      <style:table-row-properties style:min-row-height="1.0625in"/>
    </style:style>
    <style:style style:name="TableCell126" style:family="table-cell">
      <style:table-cell-properties fo:border="0.0069in solid #000000" style:writing-mode="lr-tb" fo:padding-top="0in" fo:padding-left="0.0486in" fo:padding-bottom="0in" fo:padding-right="0.0486in"/>
    </style:style>
    <style:style style:name="P127" style:parent-style-name="Lijstalinea" style:list-style-name="LFO1" style:family="paragraph"/>
    <style:style style:name="P128" style:parent-style-name="Lijstalinea" style:list-style-name="LFO1" style:family="paragraph"/>
    <style:style style:name="P129" style:parent-style-name="Lijstalinea" style:list-style-name="LFO1" style:family="paragraph"/>
    <style:style style:name="P130" style:parent-style-name="Lijstalinea" style:list-style-name="LFO1" style:family="paragraph"/>
    <style:style style:name="P131" style:parent-style-name="Lijstalinea" style:list-style-name="LFO1" style:family="paragraph"/>
    <style:style style:name="P132" style:parent-style-name="Lijstalinea" style:list-style-name="LFO1" style:family="paragraph"/>
    <style:style style:name="TableColumn134" style:family="table-column">
      <style:table-column-properties style:column-width="5.2708in"/>
    </style:style>
    <style:style style:name="Table133" style:family="table">
      <style:table-properties style:width="5.2708in" fo:margin-left="-0.0395in" table:align="left"/>
    </style:style>
    <style:style style:name="TableRow135" style:family="table-row">
      <style:table-row-properties style:min-row-height="1.0625in"/>
    </style:style>
    <style:style style:name="TableCell136" style:family="table-cell">
      <style:table-cell-properties fo:border="0.0069in solid #000000" style:writing-mode="lr-tb" fo:padding-top="0in" fo:padding-left="0.0486in" fo:padding-bottom="0in" fo:padding-right="0.0486in"/>
    </style:style>
    <style:style style:name="P137" style:parent-style-name="Lijstalinea" style:list-style-name="LFO1" style:family="paragraph"/>
    <style:style style:name="P138" style:parent-style-name="Lijstalinea" style:list-style-name="LFO1" style:family="paragraph"/>
    <style:style style:name="P139" style:parent-style-name="Lijstalinea" style:list-style-name="LFO1" style:family="paragraph"/>
    <style:style style:name="P140" style:parent-style-name="Lijstalinea" style:list-style-name="LFO1" style:family="paragraph"/>
    <style:style style:name="P141" style:parent-style-name="Lijstalinea" style:list-style-name="LFO1" style:family="paragraph"/>
    <style:style style:name="P142" style:parent-style-name="Lijstalinea" style:list-style-name="LFO1" style:family="paragraph"/>
    <style:style style:name="TableColumn144" style:family="table-column">
      <style:table-column-properties style:column-width="5.2708in"/>
    </style:style>
    <style:style style:name="Table143" style:family="table">
      <style:table-properties style:width="5.2708in" fo:margin-left="-0.0395in" table:align="left"/>
    </style:style>
    <style:style style:name="TableRow145" style:family="table-row">
      <style:table-row-properties style:min-row-height="1.0625in"/>
    </style:style>
    <style:style style:name="TableCell146" style:family="table-cell">
      <style:table-cell-properties fo:border="0.0069in solid #000000" style:writing-mode="lr-tb" fo:padding-top="0in" fo:padding-left="0.0486in" fo:padding-bottom="0in" fo:padding-right="0.0486in"/>
    </style:style>
    <style:style style:name="P147" style:parent-style-name="Lijstalinea" style:list-style-name="LFO1" style:family="paragraph"/>
    <style:style style:name="P148" style:parent-style-name="Lijstalinea" style:list-style-name="LFO1" style:family="paragraph"/>
    <style:style style:name="P149" style:parent-style-name="Lijstalinea" style:list-style-name="LFO1" style:family="paragraph"/>
    <style:style style:name="P150" style:parent-style-name="Lijstalinea" style:list-style-name="LFO1" style:family="paragraph"/>
    <style:style style:name="P151" style:parent-style-name="Lijstalinea" style:list-style-name="LFO1" style:family="paragraph"/>
    <style:style style:name="P152" style:parent-style-name="Lijstalinea" style:list-style-name="LFO1" style:family="paragraph"/>
    <style:style style:name="TableColumn154" style:family="table-column">
      <style:table-column-properties style:column-width="5.2708in"/>
    </style:style>
    <style:style style:name="Table153" style:family="table">
      <style:table-properties style:width="5.2708in" fo:margin-left="-0.0395in" table:align="left"/>
    </style:style>
    <style:style style:name="TableRow155" style:family="table-row">
      <style:table-row-properties style:min-row-height="1.0625in"/>
    </style:style>
    <style:style style:name="TableCell156" style:family="table-cell">
      <style:table-cell-properties fo:border="0.0069in solid #000000" style:writing-mode="lr-tb" fo:padding-top="0in" fo:padding-left="0.0486in" fo:padding-bottom="0in" fo:padding-right="0.0486in"/>
    </style:style>
    <style:style style:name="P157" style:parent-style-name="Lijstalinea" style:list-style-name="LFO1" style:family="paragraph"/>
    <style:style style:name="P158" style:parent-style-name="Lijstalinea" style:list-style-name="LFO1" style:family="paragraph"/>
    <style:style style:name="P159" style:parent-style-name="Lijstalinea" style:list-style-name="LFO1" style:family="paragraph"/>
    <style:style style:name="P160" style:parent-style-name="Lijstalinea" style:list-style-name="LFO1" style:family="paragraph"/>
    <style:style style:name="P161" style:parent-style-name="Lijstalinea" style:list-style-name="LFO1" style:family="paragraph"/>
    <style:style style:name="P162" style:parent-style-name="Lijstalinea" style:list-style-name="LFO1" style:family="paragraph"/>
    <style:style style:name="TableColumn164" style:family="table-column">
      <style:table-column-properties style:column-width="5.2708in"/>
    </style:style>
    <style:style style:name="Table163" style:family="table">
      <style:table-properties style:width="5.2708in" fo:margin-left="-0.0395in" table:align="left"/>
    </style:style>
    <style:style style:name="TableRow165" style:family="table-row">
      <style:table-row-properties style:min-row-height="1.0625in"/>
    </style:style>
    <style:style style:name="TableCell166" style:family="table-cell">
      <style:table-cell-properties fo:border="0.0069in solid #000000" style:writing-mode="lr-tb" fo:padding-top="0in" fo:padding-left="0.0486in" fo:padding-bottom="0in" fo:padding-right="0.0486in"/>
    </style:style>
    <style:style style:name="P167" style:parent-style-name="Lijstalinea" style:list-style-name="LFO1" style:family="paragraph"/>
    <style:style style:name="P168" style:parent-style-name="Lijstalinea" style:list-style-name="LFO1" style:family="paragraph"/>
    <style:style style:name="P169" style:parent-style-name="Lijstalinea" style:list-style-name="LFO1" style:family="paragraph"/>
    <style:style style:name="P170" style:parent-style-name="Lijstalinea" style:list-style-name="LFO1" style:family="paragraph"/>
    <style:style style:name="P171" style:parent-style-name="Lijstalinea" style:list-style-name="LFO1" style:family="paragraph"/>
    <style:style style:name="P172" style:parent-style-name="Lijstalinea" style:list-style-name="LFO1" style:family="paragraph"/>
    <style:style style:name="TableColumn174" style:family="table-column">
      <style:table-column-properties style:column-width="5.2708in"/>
    </style:style>
    <style:style style:name="Table173" style:family="table">
      <style:table-properties style:width="5.2708in" fo:margin-left="-0.0395in" table:align="left"/>
    </style:style>
    <style:style style:name="TableRow175" style:family="table-row">
      <style:table-row-properties style:min-row-height="1.0625in"/>
    </style:style>
    <style:style style:name="TableCell176" style:family="table-cell">
      <style:table-cell-properties fo:border="0.0069in solid #000000" style:writing-mode="lr-tb" fo:padding-top="0in" fo:padding-left="0.0486in" fo:padding-bottom="0in" fo:padding-right="0.0486in"/>
    </style:style>
    <style:style style:name="P177" style:parent-style-name="Lijstalinea" style:list-style-name="LFO1" style:family="paragraph"/>
    <style:style style:name="P178" style:parent-style-name="Lijstalinea" style:list-style-name="LFO1" style:family="paragraph"/>
    <style:style style:name="P179" style:parent-style-name="Lijstalinea" style:list-style-name="LFO1" style:family="paragraph"/>
    <style:style style:name="P180" style:parent-style-name="Lijstalinea" style:list-style-name="LFO1" style:family="paragraph"/>
    <style:style style:name="P181" style:parent-style-name="Lijstalinea" style:list-style-name="LFO1" style:family="paragraph"/>
    <style:style style:name="P182" style:parent-style-name="Lijstalinea" style:list-style-name="LFO1" style:family="paragraph"/>
    <style:style style:name="TableColumn184" style:family="table-column">
      <style:table-column-properties style:column-width="5.2708in"/>
    </style:style>
    <style:style style:name="Table183" style:family="table">
      <style:table-properties style:width="5.2708in" fo:margin-left="-0.0395in" table:align="left"/>
    </style:style>
    <style:style style:name="TableRow185" style:family="table-row">
      <style:table-row-properties style:min-row-height="1.0625in"/>
    </style:style>
    <style:style style:name="TableCell186" style:family="table-cell">
      <style:table-cell-properties fo:border="0.0069in solid #000000" style:writing-mode="lr-tb" fo:padding-top="0in" fo:padding-left="0.0486in" fo:padding-bottom="0in" fo:padding-right="0.0486in"/>
    </style:style>
    <style:style style:name="P187" style:parent-style-name="Lijstalinea" style:list-style-name="LFO1" style:family="paragraph"/>
    <style:style style:name="P188" style:parent-style-name="Lijstalinea" style:list-style-name="LFO1" style:family="paragraph"/>
    <style:style style:name="P189" style:parent-style-name="Lijstalinea" style:list-style-name="LFO1" style:family="paragraph"/>
    <style:style style:name="P190" style:parent-style-name="Lijstalinea" style:list-style-name="LFO1" style:family="paragraph"/>
    <style:style style:name="P191" style:parent-style-name="Lijstalinea" style:list-style-name="LFO1" style:family="paragraph"/>
    <style:style style:name="P192" style:parent-style-name="Lijstalinea" style:list-style-name="LFO1" style:family="paragraph"/>
    <style:style style:name="TableColumn194" style:family="table-column">
      <style:table-column-properties style:column-width="5.2708in"/>
    </style:style>
    <style:style style:name="Table193" style:family="table">
      <style:table-properties style:width="5.2708in" fo:margin-left="-0.0395in" table:align="left"/>
    </style:style>
    <style:style style:name="TableRow195" style:family="table-row">
      <style:table-row-properties style:min-row-height="1.0625in"/>
    </style:style>
    <style:style style:name="TableCell196" style:family="table-cell">
      <style:table-cell-properties fo:border="0.0069in solid #000000" style:writing-mode="lr-tb" fo:padding-top="0in" fo:padding-left="0.0486in" fo:padding-bottom="0in" fo:padding-right="0.0486in"/>
    </style:style>
    <style:style style:name="P197" style:parent-style-name="Lijstalinea" style:list-style-name="LFO1" style:family="paragraph"/>
    <style:style style:name="P198" style:parent-style-name="Lijstalinea" style:list-style-name="LFO1" style:family="paragraph"/>
    <style:style style:name="P199" style:parent-style-name="Lijstalinea" style:list-style-name="LFO1" style:family="paragraph"/>
    <style:style style:name="P200" style:parent-style-name="Lijstalinea" style:list-style-name="LFO1" style:family="paragraph"/>
    <style:style style:name="P201" style:parent-style-name="Lijstalinea" style:list-style-name="LFO1" style:family="paragraph"/>
    <style:style style:name="P202" style:parent-style-name="Lijstalinea" style:list-style-name="LFO1" style:family="paragraph"/>
    <style:style style:name="TableColumn204" style:family="table-column">
      <style:table-column-properties style:column-width="5.2708in"/>
    </style:style>
    <style:style style:name="Table203" style:family="table">
      <style:table-properties style:width="5.2708in" fo:margin-left="-0.0395in" table:align="left"/>
    </style:style>
    <style:style style:name="TableRow205" style:family="table-row">
      <style:table-row-properties style:min-row-height="1.0625in"/>
    </style:style>
    <style:style style:name="TableCell206" style:family="table-cell">
      <style:table-cell-properties fo:border="0.0069in solid #000000" style:writing-mode="lr-tb" fo:padding-top="0in" fo:padding-left="0.0486in" fo:padding-bottom="0in" fo:padding-right="0.0486in"/>
    </style:style>
    <style:style style:name="P207" style:parent-style-name="Lijstalinea" style:list-style-name="LFO1" style:family="paragraph"/>
    <style:style style:name="P208" style:parent-style-name="Lijstalinea" style:list-style-name="LFO1" style:family="paragraph"/>
    <style:style style:name="P209" style:parent-style-name="Lijstalinea" style:list-style-name="LFO1" style:family="paragraph"/>
    <style:style style:name="P210" style:parent-style-name="Lijstalinea" style:list-style-name="LFO1" style:family="paragraph"/>
    <style:style style:name="P211" style:parent-style-name="Lijstalinea" style:list-style-name="LFO1" style:family="paragraph"/>
    <style:style style:name="P212" style:parent-style-name="Lijstalinea" style:list-style-name="LFO1" style:family="paragraph"/>
    <style:style style:name="TableColumn214" style:family="table-column">
      <style:table-column-properties style:column-width="5.2708in"/>
    </style:style>
    <style:style style:name="Table213" style:family="table">
      <style:table-properties style:width="5.2708in" fo:margin-left="-0.0395in" table:align="left"/>
    </style:style>
    <style:style style:name="TableRow215" style:family="table-row">
      <style:table-row-properties style:min-row-height="1.0625in"/>
    </style:style>
    <style:style style:name="TableCell216" style:family="table-cell">
      <style:table-cell-properties fo:border="0.0069in solid #000000" style:writing-mode="lr-tb" fo:padding-top="0in" fo:padding-left="0.0486in" fo:padding-bottom="0in" fo:padding-right="0.0486in"/>
    </style:style>
    <style:style style:name="P217" style:parent-style-name="Lijstalinea" style:list-style-name="LFO1" style:family="paragraph"/>
    <style:style style:name="P218" style:parent-style-name="Lijstalinea" style:list-style-name="LFO1" style:family="paragraph"/>
    <style:style style:name="P219" style:parent-style-name="Lijstalinea" style:list-style-name="LFO1" style:family="paragraph"/>
    <style:style style:name="P220" style:parent-style-name="Lijstalinea" style:list-style-name="LFO1" style:family="paragraph"/>
    <style:style style:name="P221" style:parent-style-name="Lijstalinea" style:list-style-name="LFO1" style:family="paragraph"/>
    <style:style style:name="P222" style:parent-style-name="Lijstalinea" style:list-style-name="LFO1" style:family="paragraph"/>
    <style:style style:name="TableColumn224" style:family="table-column">
      <style:table-column-properties style:column-width="5.2708in"/>
    </style:style>
    <style:style style:name="Table223" style:family="table">
      <style:table-properties style:width="5.2708in" fo:margin-left="-0.0395in" table:align="left"/>
    </style:style>
    <style:style style:name="TableRow225" style:family="table-row">
      <style:table-row-properties style:min-row-height="1.0625in"/>
    </style:style>
    <style:style style:name="TableCell226" style:family="table-cell">
      <style:table-cell-properties fo:border="0.0069in solid #000000" style:writing-mode="lr-tb" fo:padding-top="0in" fo:padding-left="0.0486in" fo:padding-bottom="0in" fo:padding-right="0.0486in"/>
    </style:style>
    <style:style style:name="P227" style:parent-style-name="Lijstalinea" style:list-style-name="LFO1" style:family="paragraph"/>
    <style:style style:name="P228" style:parent-style-name="Lijstalinea" style:list-style-name="LFO1" style:family="paragraph"/>
    <style:style style:name="P229" style:parent-style-name="Lijstalinea" style:list-style-name="LFO1" style:family="paragraph"/>
    <style:style style:name="P230" style:parent-style-name="Lijstalinea" style:list-style-name="LFO1" style:family="paragraph"/>
    <style:style style:name="P231" style:parent-style-name="Lijstalinea" style:list-style-name="LFO1" style:family="paragraph"/>
    <style:style style:name="P232" style:parent-style-name="Lijstalinea" style:list-style-name="LFO1" style:family="paragraph"/>
    <style:style style:name="TableColumn234" style:family="table-column">
      <style:table-column-properties style:column-width="5.2708in"/>
    </style:style>
    <style:style style:name="Table233" style:family="table">
      <style:table-properties style:width="5.2708in" fo:margin-left="-0.0395in" table:align="left"/>
    </style:style>
    <style:style style:name="TableRow235" style:family="table-row">
      <style:table-row-properties style:min-row-height="1.0625in"/>
    </style:style>
    <style:style style:name="TableCell236" style:family="table-cell">
      <style:table-cell-properties fo:border="0.0069in solid #000000" style:writing-mode="lr-tb" fo:padding-top="0in" fo:padding-left="0.0486in" fo:padding-bottom="0in" fo:padding-right="0.0486in"/>
    </style:style>
    <style:style style:name="P237" style:parent-style-name="Lijstalinea" style:list-style-name="LFO1" style:family="paragraph"/>
    <style:style style:name="P238" style:parent-style-name="Lijstalinea" style:list-style-name="LFO1" style:family="paragraph"/>
    <style:style style:name="P239" style:parent-style-name="Lijstalinea" style:list-style-name="LFO1" style:family="paragraph"/>
    <style:style style:name="P240" style:parent-style-name="Lijstalinea" style:list-style-name="LFO1" style:family="paragraph"/>
    <style:style style:name="P241" style:parent-style-name="Lijstalinea" style:list-style-name="LFO1" style:family="paragraph"/>
    <style:style style:name="P242" style:parent-style-name="Lijstalinea" style:list-style-name="LFO1" style:family="paragraph"/>
    <style:style style:name="TableColumn244" style:family="table-column">
      <style:table-column-properties style:column-width="5.2708in"/>
    </style:style>
    <style:style style:name="Table243" style:family="table">
      <style:table-properties style:width="5.2708in" fo:margin-left="-0.0395in" table:align="left"/>
    </style:style>
    <style:style style:name="TableRow245" style:family="table-row">
      <style:table-row-properties style:min-row-height="1.0625in"/>
    </style:style>
    <style:style style:name="TableCell246" style:family="table-cell">
      <style:table-cell-properties fo:border="0.0069in solid #000000" style:writing-mode="lr-tb" fo:padding-top="0in" fo:padding-left="0.0486in" fo:padding-bottom="0in" fo:padding-right="0.0486in"/>
    </style:style>
    <style:style style:name="P247" style:parent-style-name="Lijstalinea" style:list-style-name="LFO1" style:family="paragraph"/>
    <style:style style:name="P248" style:parent-style-name="Lijstalinea" style:list-style-name="LFO1" style:family="paragraph"/>
    <style:style style:name="P249" style:parent-style-name="Lijstalinea" style:list-style-name="LFO1" style:family="paragraph"/>
    <style:style style:name="P250" style:parent-style-name="Lijstalinea" style:list-style-name="LFO1" style:family="paragraph"/>
    <style:style style:name="P251" style:parent-style-name="Lijstalinea" style:list-style-name="LFO1" style:family="paragraph"/>
    <style:style style:name="P252" style:parent-style-name="Lijstalinea" style:list-style-name="LFO1" style:family="paragraph"/>
    <style:style style:name="TableColumn254" style:family="table-column">
      <style:table-column-properties style:column-width="5.2708in"/>
    </style:style>
    <style:style style:name="Table253" style:family="table">
      <style:table-properties style:width="5.2708in" fo:margin-left="-0.0395in" table:align="left"/>
    </style:style>
    <style:style style:name="TableRow255" style:family="table-row">
      <style:table-row-properties style:min-row-height="1.0625in"/>
    </style:style>
    <style:style style:name="TableCell256" style:family="table-cell">
      <style:table-cell-properties fo:border="0.0069in solid #000000" style:writing-mode="lr-tb" fo:padding-top="0in" fo:padding-left="0.0486in" fo:padding-bottom="0in" fo:padding-right="0.0486in"/>
    </style:style>
    <style:style style:name="P257" style:parent-style-name="Lijstalinea" style:list-style-name="LFO1" style:family="paragraph"/>
    <style:style style:name="P258" style:parent-style-name="Lijstalinea" style:list-style-name="LFO1" style:family="paragraph"/>
    <style:style style:name="P259" style:parent-style-name="Lijstalinea" style:list-style-name="LFO1" style:family="paragraph"/>
    <style:style style:name="P260" style:parent-style-name="Lijstalinea" style:list-style-name="LFO1" style:family="paragraph"/>
    <style:style style:name="P261" style:parent-style-name="Lijstalinea" style:list-style-name="LFO1" style:family="paragraph"/>
    <style:style style:name="P262" style:parent-style-name="Lijstalinea" style:list-style-name="LFO1" style:family="paragraph"/>
  </office:automatic-styles>
  <office:body>
    <office:text text:use-soft-page-breaks="true">
      <text:p text:style-name="P1">Snelhieds type</text:p>
      <text:p text:style-name="Standaard">Heel langzaam 1</text:p>
      <text:p text:style-name="Standaard">Langzaam 3</text:p>
      <text:p text:style-name="Standaard">Normaal 5</text:p>
      <text:p text:style-name="Standaard">Snel 7</text:p>
      <text:p text:style-name="Standaard">Hyper snel 9</text:p>
      <text:p text:style-name="Standaard"/>
      <text:p text:style-name="Standaard">Naam: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list text:style-name="LFO1" text:continue-numbering="true">
              <text:list-item>
                <text:p text:style-name="P6">Aanval:<text:s/></text:p>
              </text:list-item>
              <text:list-item>
                <text:p text:style-name="P7">Hp:</text:p>
              </text:list-item>
              <text:list-item>
                <text:p text:style-name="P8">Snelhied:</text:p>
              </text:list-item>
              <text:list-item>
                <text:p text:style-name="P9">Normal walk:</text:p>
              </text:list-item>
              <text:list-item>
                <text:p text:style-name="P10">Spiechial trait:</text:p>
              </text:list-item>
              <text:list-item>
                <text:p text:style-name="P11">Design:<text:s/></text:p>
              </text:list-item>
            </text:list>
          </table:table-cell>
        </table:table-row>
      </table:table>
      <text:p text:style-name="Standaard"/>
      <text:p text:style-name="Standaard"/>
      <text:p text:style-name="Standaard">speler</text:p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list text:style-name="LFO1" text:continue-numbering="true">
              <text:list-item>
                <text:p text:style-name="P16">Aanval: <text:s/></text:p>
              </text:list-item>
            </text:list>
            <text:p text:style-name="P17">is op normaal <text:s/>hoogte. Als je omhoog kijkt moet de speller om hoog kijken. Als de je naar beden drukt gaat hij crouch en als hij schiet is de kogel laager dan normaal</text:p>
            <text:list text:style-name="LFO1" text:continue-numbering="true">
              <text:list-item>
                <text:p text:style-name="P18">Hp:<text:s/></text:p>
              </text:list-item>
              <text:list-item>
                <text:p text:style-name="P19">Snelhied:<text:s/>normaal</text:p>
              </text:list-item>
              <text:list-item>
                <text:p text:style-name="P20">Normal walk:</text:p>
              </text:list-item>
              <text:list-item>
                <text:p text:style-name="P21">Design:<text:s/><text:s/>een maan constant in een ruimte out fit</text:p>
              </text:list-item>
            </text:list>
          </table:table-cell>
        </table:table-row>
      </table:table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>Jungle</text:p>
      <text:p text:style-name="Standaard"/>
      <text:p text:style-name="Standaard">Naam: aap</text:p>
      <table:table table:style-name="Table22">
        <table:table-columns>
          <table:table-column table:style-name="TableColumn23"/>
        </table:table-columns>
        <table:table-row table:style-name="TableRow24">
          <table:table-cell table:style-name="TableCell25">
            <text:list text:style-name="LFO1" text:continue-numbering="true">
              <text:list-item>
                <text:p text:style-name="P26">Aanval: trapt met voeten als speller in de beurt is</text:p>
              </text:list-item>
              <text:list-item>
                <text:p text:style-name="P27">Hp: 10</text:p>
              </text:list-item>
              <text:list-item>
                <text:p text:style-name="P28">Snelhied: normal</text:p>
              </text:list-item>
              <text:list-item>
                <text:p text:style-name="P29">Normal walk: loopt met staarten</text:p>
              </text:list-item>
              <text:list-item>
                <text:p text:style-name="P30">Spiechial trait: geen</text:p>
              </text:list-item>
              <text:list-item>
                <text:p text:style-name="P31">Design:geel</text:p>
              </text:list-item>
            </text:list>
            <text:p text:style-name="P32"/>
          </table:table-cell>
        </table:table-row>
      </table:table>
      <text:p text:style-name="Standaard"/>
      <text:p text:style-name="Standaard">Naam: koala</text:p>
      <table:table table:style-name="Table33">
        <table:table-columns>
          <table:table-column table:style-name="TableColumn34"/>
        </table:table-columns>
        <table:table-row table:style-name="TableRow35">
          <table:table-cell table:style-name="TableCell36">
            <text:list text:style-name="LFO1" text:continue-numbering="true">
              <text:list-item>
                <text:p text:style-name="P37">Aanval:<text:s/>slaat je met zijn fuist</text:p>
              </text:list-item>
              <text:list-item>
                <text:p text:style-name="P38">Hp:20</text:p>
              </text:list-item>
              <text:list-item>
                <text:p text:style-name="P39">Snelhied: langzaam</text:p>
              </text:list-item>
              <text:list-item>
                <text:p text:style-name="P40">Normal walk: loopt met armen naar voor<text:s/></text:p>
              </text:list-item>
              <text:list-item>
                <text:p text:style-name="P41">Spiechial trait:<text:s/>geen</text:p>
              </text:list-item>
              <text:list-item>
                <text:p text:style-name="P42">Design: paars</text:p>
              </text:list-item>
            </text:list>
          </table:table-cell>
        </table:table-row>
      </table:table>
      <text:p text:style-name="Standaard"/>
      <text:p text:style-name="Standaard">Naam: slang</text:p>
      <table:table table:style-name="Table43">
        <table:table-columns>
          <table:table-column table:style-name="TableColumn44"/>
        </table:table-columns>
        <table:table-row table:style-name="TableRow45">
          <table:table-cell table:style-name="TableCell46">
            <text:list text:style-name="LFO1" text:continue-numbering="true">
              <text:list-item>
                <text:p text:style-name="P47">Aanval: <text:s/>bijt met hooft</text:p>
              </text:list-item>
              <text:list-item>
                <text:p text:style-name="P48">Hp: 5</text:p>
              </text:list-item>
              <text:list-item>
                <text:p text:style-name="P49">Snelhied:snell</text:p>
              </text:list-item>
              <text:list-item>
                <text:p text:style-name="P50">Normal walk: snel en klien odenr de bullte</text:p>
              </text:list-item>
              <text:list-item>
                <text:p text:style-name="P51">Spiechial trait: staat omder tijd op</text:p>
              </text:list-item>
              <text:list-item>
                <text:p text:style-name="P52">Design: rood</text:p>
              </text:list-item>
            </text:list>
          </table:table-cell>
        </table:table-row>
      </table:table>
      <text:p text:style-name="Standaard"/>
      <text:p text:style-name="Standaard">Naam: papagaai</text:p>
      <table:table table:style-name="Table53">
        <table:table-columns>
          <table:table-column table:style-name="TableColumn54"/>
        </table:table-columns>
        <table:table-row table:style-name="TableRow55">
          <table:table-cell table:style-name="TableCell56">
            <text:list text:style-name="LFO1" text:continue-numbering="true">
              <text:list-item>
                <text:p text:style-name="P57">Aanval: <text:s/>vaalt aan met snavel</text:p>
              </text:list-item>
              <text:list-item>
                <text:p text:style-name="P58">Hp:</text:p>
              </text:list-item>
              <text:list-item>
                <text:p text:style-name="P59">Snelhied: heel sloom</text:p>
              </text:list-item>
              <text:list-item>
                <text:p text:style-name="P60">Normal walk: vlader op en neer</text:p>
              </text:list-item>
              <text:list-item>
                <text:p text:style-name="P61">Spiechial trait: als hij vaalt draaid hij om</text:p>
              </text:list-item>
              <text:list-item>
                <text:p text:style-name="P62">Design: <text:s/>blauwe tinten</text:p>
              </text:list-item>
            </text:list>
          </table:table-cell>
        </table:table-row>
      </table:table>
      <text:p text:style-name="Standaard"/>
      <text:p text:style-name="Standaard"/>
      <text:p text:style-name="Standaard"/>
      <text:p text:style-name="Standaard"/>
      <text:p text:style-name="Standaard">water</text:p>
      <text:p text:style-name="Standaard"/>
      <text:p text:style-name="Standaard">Naam: vis</text:p>
      <table:table table:style-name="Table63">
        <table:table-columns>
          <table:table-column table:style-name="TableColumn64"/>
        </table:table-columns>
        <table:table-row table:style-name="TableRow65">
          <table:table-cell table:style-name="TableCell66">
            <text:list text:style-name="LFO1" text:continue-numbering="true">
              <text:list-item>
                <text:p text:style-name="P67">Aanval:<text:s/></text:p>
              </text:list-item>
              <text:list-item>
                <text:p text:style-name="P68">Hp:</text:p>
              </text:list-item>
              <text:list-item>
                <text:p text:style-name="P69">Snelhied:</text:p>
              </text:list-item>
              <text:list-item>
                <text:p text:style-name="P70">Normal walk:</text:p>
              </text:list-item>
              <text:list-item>
                <text:p text:style-name="P71">Spiechial trait:</text:p>
              </text:list-item>
              <text:list-item>
                <text:p text:style-name="P72">Design:<text:s/></text:p>
              </text:list-item>
            </text:list>
          </table:table-cell>
        </table:table-row>
      </table:table>
      <text:p text:style-name="Standaard"/>
      <text:p text:style-name="Standaard">Naam: haai</text:p>
      <table:table table:style-name="Table73">
        <table:table-columns>
          <table:table-column table:style-name="TableColumn74"/>
        </table:table-columns>
        <table:table-row table:style-name="TableRow75">
          <table:table-cell table:style-name="TableCell76">
            <text:list text:style-name="LFO1" text:continue-numbering="true">
              <text:list-item>
                <text:p text:style-name="P77">Aanval:<text:s/></text:p>
              </text:list-item>
              <text:list-item>
                <text:p text:style-name="P78">Hp:</text:p>
              </text:list-item>
              <text:list-item>
                <text:p text:style-name="P79">Snelhied:</text:p>
              </text:list-item>
              <text:list-item>
                <text:p text:style-name="P80">Normal walk:</text:p>
              </text:list-item>
              <text:list-item>
                <text:p text:style-name="P81">Spiechial trait:</text:p>
              </text:list-item>
              <text:list-item>
                <text:p text:style-name="P82">Design:<text:s/></text:p>
              </text:list-item>
            </text:list>
          </table:table-cell>
        </table:table-row>
      </table:table>
      <text:p text:style-name="Standaard"/>
      <text:p text:style-name="Standaard">Naam:krab</text:p>
      <table:table table:style-name="Table83">
        <table:table-columns>
          <table:table-column table:style-name="TableColumn84"/>
        </table:table-columns>
        <table:table-row table:style-name="TableRow85">
          <table:table-cell table:style-name="TableCell86">
            <text:list text:style-name="LFO1" text:continue-numbering="true">
              <text:list-item>
                <text:p text:style-name="P87">Aanval:<text:s/></text:p>
              </text:list-item>
              <text:list-item>
                <text:p text:style-name="P88">Hp:</text:p>
              </text:list-item>
              <text:list-item>
                <text:p text:style-name="P89">Snelhied:</text:p>
              </text:list-item>
              <text:list-item>
                <text:p text:style-name="P90">Normal walk:</text:p>
              </text:list-item>
              <text:list-item>
                <text:p text:style-name="P91">Spiechial trait:</text:p>
              </text:list-item>
              <text:list-item>
                <text:p text:style-name="P92">Design:<text:s/></text:p>
              </text:list-item>
            </text:list>
          </table:table-cell>
        </table:table-row>
      </table:table>
      <text:p text:style-name="Standaard"/>
      <text:p text:style-name="Standaard">Naam: inkt vis</text:p>
      <table:table table:style-name="Table93">
        <table:table-columns>
          <table:table-column table:style-name="TableColumn94"/>
        </table:table-columns>
        <table:table-row table:style-name="TableRow95">
          <table:table-cell table:style-name="TableCell96">
            <text:list text:style-name="LFO1" text:continue-numbering="true">
              <text:list-item>
                <text:p text:style-name="P97">Aanval:<text:s/></text:p>
              </text:list-item>
              <text:list-item>
                <text:p text:style-name="P98">Hp:</text:p>
              </text:list-item>
              <text:list-item>
                <text:p text:style-name="P99">Snelhied:</text:p>
              </text:list-item>
              <text:list-item>
                <text:p text:style-name="P100">Normal walk:</text:p>
              </text:list-item>
              <text:list-item>
                <text:p text:style-name="P101">Spiechial trait:</text:p>
              </text:list-item>
              <text:list-item>
                <text:p text:style-name="P102">Design:<text:s/></text:p>
              </text:list-item>
            </text:list>
          </table:table-cell>
        </table:table-row>
      </table:table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>Regenboog</text:p>
      <text:p text:style-name="Standaard">Naam:</text:p>
      <table:table table:style-name="Table103">
        <table:table-columns>
          <table:table-column table:style-name="TableColumn104"/>
        </table:table-columns>
        <table:table-row table:style-name="TableRow105">
          <table:table-cell table:style-name="TableCell106">
            <text:list text:style-name="LFO1" text:continue-numbering="true">
              <text:list-item>
                <text:p text:style-name="P107">Aanval:<text:s/></text:p>
              </text:list-item>
              <text:list-item>
                <text:p text:style-name="P108">Hp:</text:p>
              </text:list-item>
              <text:list-item>
                <text:p text:style-name="P109">Snelhied:</text:p>
              </text:list-item>
              <text:list-item>
                <text:p text:style-name="P110">Normal walk:</text:p>
              </text:list-item>
              <text:list-item>
                <text:p text:style-name="P111">Spiechial trait:</text:p>
              </text:list-item>
              <text:list-item>
                <text:p text:style-name="P112">Design:<text:s/></text:p>
              </text:list-item>
            </text:list>
          </table:table-cell>
        </table:table-row>
      </table:table>
      <text:p text:style-name="Standaard"/>
      <text:p text:style-name="Standaard">Naam:</text:p>
      <table:table table:style-name="Table113">
        <table:table-columns>
          <table:table-column table:style-name="TableColumn114"/>
        </table:table-columns>
        <table:table-row table:style-name="TableRow115">
          <table:table-cell table:style-name="TableCell116">
            <text:list text:style-name="LFO1" text:continue-numbering="true">
              <text:list-item>
                <text:p text:style-name="P117">Aanval:<text:s/></text:p>
              </text:list-item>
              <text:list-item>
                <text:p text:style-name="P118">Hp:</text:p>
              </text:list-item>
              <text:list-item>
                <text:p text:style-name="P119">Snelhied:</text:p>
              </text:list-item>
              <text:list-item>
                <text:p text:style-name="P120">Normal walk:</text:p>
              </text:list-item>
              <text:list-item>
                <text:p text:style-name="P121">Spiechial trait:</text:p>
              </text:list-item>
              <text:list-item>
                <text:p text:style-name="P122">Design:<text:s/></text:p>
              </text:list-item>
            </text:list>
          </table:table-cell>
        </table:table-row>
      </table:table>
      <text:p text:style-name="Standaard"/>
      <text:p text:style-name="Standaard">Naam:</text:p>
      <table:table table:style-name="Table123">
        <table:table-columns>
          <table:table-column table:style-name="TableColumn124"/>
        </table:table-columns>
        <table:table-row table:style-name="TableRow125">
          <table:table-cell table:style-name="TableCell126">
            <text:list text:style-name="LFO1" text:continue-numbering="true">
              <text:list-item>
                <text:p text:style-name="P127">Aanval:<text:s/></text:p>
              </text:list-item>
              <text:list-item>
                <text:p text:style-name="P128">Hp:</text:p>
              </text:list-item>
              <text:list-item>
                <text:p text:style-name="P129">Snelhied:</text:p>
              </text:list-item>
              <text:list-item>
                <text:p text:style-name="P130">Normal walk:</text:p>
              </text:list-item>
              <text:list-item>
                <text:p text:style-name="P131">Spiechial trait:</text:p>
              </text:list-item>
              <text:list-item>
                <text:p text:style-name="P132">Design:<text:s/></text:p>
              </text:list-item>
            </text:list>
          </table:table-cell>
        </table:table-row>
      </table:table>
      <text:p text:style-name="Standaard"/>
      <text:p text:style-name="Standaard">Naam:</text:p>
      <table:table table:style-name="Table133">
        <table:table-columns>
          <table:table-column table:style-name="TableColumn134"/>
        </table:table-columns>
        <table:table-row table:style-name="TableRow135">
          <table:table-cell table:style-name="TableCell136">
            <text:list text:style-name="LFO1" text:continue-numbering="true">
              <text:list-item>
                <text:p text:style-name="P137">Aanval:<text:s/></text:p>
              </text:list-item>
              <text:list-item>
                <text:p text:style-name="P138">Hp:</text:p>
              </text:list-item>
              <text:list-item>
                <text:p text:style-name="P139">Snelhied:</text:p>
              </text:list-item>
              <text:list-item>
                <text:p text:style-name="P140">Normal walk:</text:p>
              </text:list-item>
              <text:list-item>
                <text:p text:style-name="P141">Spiechial trait:</text:p>
              </text:list-item>
              <text:list-item>
                <text:p text:style-name="P142">Design:<text:s/></text:p>
              </text:list-item>
            </text:list>
          </table:table-cell>
        </table:table-row>
      </table:table>
      <text:p text:style-name="Standaard"/>
      <text:p text:style-name="Standaard"/>
      <text:p text:style-name="Standaard">ijs</text:p>
      <text:p text:style-name="Standaard"/>
      <text:p text:style-name="Standaard">Naam:</text:p>
      <table:table table:style-name="Table143">
        <table:table-columns>
          <table:table-column table:style-name="TableColumn144"/>
        </table:table-columns>
        <table:table-row table:style-name="TableRow145">
          <table:table-cell table:style-name="TableCell146">
            <text:list text:style-name="LFO1" text:continue-numbering="true">
              <text:list-item>
                <text:p text:style-name="P147">Aanval:<text:s/></text:p>
              </text:list-item>
              <text:list-item>
                <text:p text:style-name="P148">Hp:</text:p>
              </text:list-item>
              <text:list-item>
                <text:p text:style-name="P149">Snelhied:</text:p>
              </text:list-item>
              <text:list-item>
                <text:p text:style-name="P150">Normal walk:</text:p>
              </text:list-item>
              <text:list-item>
                <text:p text:style-name="P151">Spiechial trait:</text:p>
              </text:list-item>
              <text:list-item>
                <text:p text:style-name="P152">Design:<text:s/></text:p>
              </text:list-item>
            </text:list>
          </table:table-cell>
        </table:table-row>
      </table:table>
      <text:p text:style-name="Standaard"/>
      <text:p text:style-name="Standaard">Naam:</text:p>
      <table:table table:style-name="Table153">
        <table:table-columns>
          <table:table-column table:style-name="TableColumn154"/>
        </table:table-columns>
        <table:table-row table:style-name="TableRow155">
          <table:table-cell table:style-name="TableCell156">
            <text:list text:style-name="LFO1" text:continue-numbering="true">
              <text:list-item>
                <text:p text:style-name="P157">Aanval:<text:s/></text:p>
              </text:list-item>
              <text:list-item>
                <text:p text:style-name="P158">Hp:</text:p>
              </text:list-item>
              <text:list-item>
                <text:p text:style-name="P159">Snelhied:</text:p>
              </text:list-item>
              <text:list-item>
                <text:p text:style-name="P160">Normal walk:</text:p>
              </text:list-item>
              <text:list-item>
                <text:p text:style-name="P161">Spiechial trait:</text:p>
              </text:list-item>
              <text:list-item>
                <text:p text:style-name="P162">Design:<text:s/></text:p>
              </text:list-item>
            </text:list>
          </table:table-cell>
        </table:table-row>
      </table:table>
      <text:p text:style-name="Standaard"/>
      <text:p text:style-name="Standaard">Naam:</text:p>
      <table:table table:style-name="Table163">
        <table:table-columns>
          <table:table-column table:style-name="TableColumn164"/>
        </table:table-columns>
        <table:table-row table:style-name="TableRow165">
          <table:table-cell table:style-name="TableCell166">
            <text:list text:style-name="LFO1" text:continue-numbering="true">
              <text:list-item>
                <text:p text:style-name="P167">Aanval:<text:s/></text:p>
              </text:list-item>
              <text:list-item>
                <text:p text:style-name="P168">Hp:</text:p>
              </text:list-item>
              <text:list-item>
                <text:p text:style-name="P169">Snelhied:</text:p>
              </text:list-item>
              <text:list-item>
                <text:p text:style-name="P170">Normal walk:</text:p>
              </text:list-item>
              <text:list-item>
                <text:p text:style-name="P171">Spiechial trait:</text:p>
              </text:list-item>
              <text:list-item>
                <text:p text:style-name="P172">Design:<text:s/></text:p>
              </text:list-item>
            </text:list>
          </table:table-cell>
        </table:table-row>
      </table:table>
      <text:p text:style-name="Standaard"/>
      <text:p text:style-name="Standaard">Naam:</text:p>
      <table:table table:style-name="Table173">
        <table:table-columns>
          <table:table-column table:style-name="TableColumn174"/>
        </table:table-columns>
        <table:table-row table:style-name="TableRow175">
          <table:table-cell table:style-name="TableCell176">
            <text:list text:style-name="LFO1" text:continue-numbering="true">
              <text:list-item>
                <text:p text:style-name="P177">Aanval:<text:s/></text:p>
              </text:list-item>
              <text:list-item>
                <text:p text:style-name="P178">Hp:</text:p>
              </text:list-item>
              <text:list-item>
                <text:p text:style-name="P179">Snelhied:</text:p>
              </text:list-item>
              <text:list-item>
                <text:p text:style-name="P180">Normal walk:</text:p>
              </text:list-item>
              <text:list-item>
                <text:p text:style-name="P181">Spiechial trait:</text:p>
              </text:list-item>
              <text:list-item>
                <text:p text:style-name="P182">Design:<text:s/></text:p>
              </text:list-item>
            </text:list>
          </table:table-cell>
        </table:table-row>
      </table:table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>Vuur<text:s/></text:p>
      <text:p text:style-name="Standaard">Naam:</text:p>
      <table:table table:style-name="Table183">
        <table:table-columns>
          <table:table-column table:style-name="TableColumn184"/>
        </table:table-columns>
        <table:table-row table:style-name="TableRow185">
          <table:table-cell table:style-name="TableCell186">
            <text:list text:style-name="LFO1" text:continue-numbering="true">
              <text:list-item>
                <text:p text:style-name="P187">Aanval:<text:s/></text:p>
              </text:list-item>
              <text:list-item>
                <text:p text:style-name="P188">Hp:</text:p>
              </text:list-item>
              <text:list-item>
                <text:p text:style-name="P189">Snelhied:</text:p>
              </text:list-item>
              <text:list-item>
                <text:p text:style-name="P190">Normal walk:</text:p>
              </text:list-item>
              <text:list-item>
                <text:p text:style-name="P191">Spiechial trait:</text:p>
              </text:list-item>
              <text:list-item>
                <text:p text:style-name="P192">Design:<text:s/></text:p>
              </text:list-item>
            </text:list>
          </table:table-cell>
        </table:table-row>
      </table:table>
      <text:p text:style-name="Standaard"/>
      <text:p text:style-name="Standaard">Naam:</text:p>
      <table:table table:style-name="Table193">
        <table:table-columns>
          <table:table-column table:style-name="TableColumn194"/>
        </table:table-columns>
        <table:table-row table:style-name="TableRow195">
          <table:table-cell table:style-name="TableCell196">
            <text:list text:style-name="LFO1" text:continue-numbering="true">
              <text:list-item>
                <text:p text:style-name="P197">Aanval:<text:s/></text:p>
              </text:list-item>
              <text:list-item>
                <text:p text:style-name="P198">Hp:</text:p>
              </text:list-item>
              <text:list-item>
                <text:p text:style-name="P199">Snelhied:</text:p>
              </text:list-item>
              <text:list-item>
                <text:p text:style-name="P200">Normal walk:</text:p>
              </text:list-item>
              <text:list-item>
                <text:p text:style-name="P201">Spiechial trait:</text:p>
              </text:list-item>
              <text:list-item>
                <text:p text:style-name="P202">Design:<text:s/></text:p>
              </text:list-item>
            </text:list>
          </table:table-cell>
        </table:table-row>
      </table:table>
      <text:p text:style-name="Standaard"/>
      <text:p text:style-name="Standaard">Naam:</text:p>
      <table:table table:style-name="Table203">
        <table:table-columns>
          <table:table-column table:style-name="TableColumn204"/>
        </table:table-columns>
        <table:table-row table:style-name="TableRow205">
          <table:table-cell table:style-name="TableCell206">
            <text:list text:style-name="LFO1" text:continue-numbering="true">
              <text:list-item>
                <text:p text:style-name="P207">Aanval:<text:s/></text:p>
              </text:list-item>
              <text:list-item>
                <text:p text:style-name="P208">Hp:</text:p>
              </text:list-item>
              <text:list-item>
                <text:p text:style-name="P209">Snelhied:</text:p>
              </text:list-item>
              <text:list-item>
                <text:p text:style-name="P210">Normal walk:</text:p>
              </text:list-item>
              <text:list-item>
                <text:p text:style-name="P211">Spiechial trait:</text:p>
              </text:list-item>
              <text:list-item>
                <text:p text:style-name="P212">Design:<text:s/></text:p>
              </text:list-item>
            </text:list>
          </table:table-cell>
        </table:table-row>
      </table:table>
      <text:p text:style-name="Standaard"/>
      <text:p text:style-name="Standaard">Naam:</text:p>
      <table:table table:style-name="Table213">
        <table:table-columns>
          <table:table-column table:style-name="TableColumn214"/>
        </table:table-columns>
        <table:table-row table:style-name="TableRow215">
          <table:table-cell table:style-name="TableCell216">
            <text:list text:style-name="LFO1" text:continue-numbering="true">
              <text:list-item>
                <text:p text:style-name="P217">Aanval:<text:s/></text:p>
              </text:list-item>
              <text:list-item>
                <text:p text:style-name="P218">Hp:</text:p>
              </text:list-item>
              <text:list-item>
                <text:p text:style-name="P219">Snelhied:</text:p>
              </text:list-item>
              <text:list-item>
                <text:p text:style-name="P220">Normal walk:</text:p>
              </text:list-item>
              <text:list-item>
                <text:p text:style-name="P221">Spiechial trait:</text:p>
              </text:list-item>
              <text:list-item>
                <text:p text:style-name="P222">Design:<text:s/></text:p>
              </text:list-item>
            </text:list>
          </table:table-cell>
        </table:table-row>
      </table:table>
      <text:p text:style-name="Standaard"/>
      <text:p text:style-name="Standaard">Zand</text:p>
      <text:p text:style-name="Standaard">Naam:</text:p>
      <table:table table:style-name="Table223">
        <table:table-columns>
          <table:table-column table:style-name="TableColumn224"/>
        </table:table-columns>
        <table:table-row table:style-name="TableRow225">
          <table:table-cell table:style-name="TableCell226">
            <text:list text:style-name="LFO1" text:continue-numbering="true">
              <text:list-item>
                <text:p text:style-name="P227">Aanval:<text:s/></text:p>
              </text:list-item>
              <text:list-item>
                <text:p text:style-name="P228">Hp:</text:p>
              </text:list-item>
              <text:list-item>
                <text:p text:style-name="P229">Snelhied:</text:p>
              </text:list-item>
              <text:list-item>
                <text:p text:style-name="P230">Normal walk:</text:p>
              </text:list-item>
              <text:list-item>
                <text:p text:style-name="P231">Spiechial trait:</text:p>
              </text:list-item>
              <text:list-item>
                <text:p text:style-name="P232">Design:<text:s/></text:p>
              </text:list-item>
            </text:list>
          </table:table-cell>
        </table:table-row>
      </table:table>
      <text:p text:style-name="Standaard"/>
      <text:p text:style-name="Standaard">Naam:</text:p>
      <table:table table:style-name="Table233">
        <table:table-columns>
          <table:table-column table:style-name="TableColumn234"/>
        </table:table-columns>
        <table:table-row table:style-name="TableRow235">
          <table:table-cell table:style-name="TableCell236">
            <text:list text:style-name="LFO1" text:continue-numbering="true">
              <text:list-item>
                <text:p text:style-name="P237">Aanval:<text:s/></text:p>
              </text:list-item>
              <text:list-item>
                <text:p text:style-name="P238">Hp:</text:p>
              </text:list-item>
              <text:list-item>
                <text:p text:style-name="P239">Snelhied:</text:p>
              </text:list-item>
              <text:list-item>
                <text:p text:style-name="P240">Normal walk:</text:p>
              </text:list-item>
              <text:list-item>
                <text:p text:style-name="P241">Spiechial trait:</text:p>
              </text:list-item>
              <text:list-item>
                <text:p text:style-name="P242">Design:<text:s/></text:p>
              </text:list-item>
            </text:list>
          </table:table-cell>
        </table:table-row>
      </table:table>
      <text:p text:style-name="Standaard"/>
      <text:p text:style-name="Standaard">Naam:</text:p>
      <table:table table:style-name="Table243">
        <table:table-columns>
          <table:table-column table:style-name="TableColumn244"/>
        </table:table-columns>
        <table:table-row table:style-name="TableRow245">
          <table:table-cell table:style-name="TableCell246">
            <text:list text:style-name="LFO1" text:continue-numbering="true">
              <text:list-item>
                <text:p text:style-name="P247">Aanval:<text:s/></text:p>
              </text:list-item>
              <text:list-item>
                <text:p text:style-name="P248">Hp:</text:p>
              </text:list-item>
              <text:list-item>
                <text:p text:style-name="P249">Snelhied:</text:p>
              </text:list-item>
              <text:list-item>
                <text:p text:style-name="P250">Normal walk:</text:p>
              </text:list-item>
              <text:list-item>
                <text:p text:style-name="P251">Spiechial trait:</text:p>
              </text:list-item>
              <text:list-item>
                <text:p text:style-name="P252">Design:<text:s/></text:p>
              </text:list-item>
            </text:list>
          </table:table-cell>
        </table:table-row>
      </table:table>
      <text:p text:style-name="Standaard"/>
      <text:p text:style-name="Standaard">Naam:</text:p>
      <table:table table:style-name="Table253">
        <table:table-columns>
          <table:table-column table:style-name="TableColumn254"/>
        </table:table-columns>
        <table:table-row table:style-name="TableRow255">
          <table:table-cell table:style-name="TableCell256">
            <text:list text:style-name="LFO1" text:continue-numbering="true">
              <text:list-item>
                <text:p text:style-name="P257">Aanval:<text:s/></text:p>
              </text:list-item>
              <text:list-item>
                <text:p text:style-name="P258">Hp:</text:p>
              </text:list-item>
              <text:list-item>
                <text:p text:style-name="P259">Snelhied:</text:p>
              </text:list-item>
              <text:list-item>
                <text:p text:style-name="P260">Normal walk:</text:p>
              </text:list-item>
              <text:list-item>
                <text:p text:style-name="P261">Spiechial trait:</text:p>
              </text:list-item>
              <text:list-item>
                <text:p text:style-name="P262">Design:<text:s/></text:p>
              </text:list-item>
            </text:list>
          </table:table-cell>
        </table:table-row>
      </table:table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eunjr Marskamp</meta:initial-creator>
    <dc:creator>Teunjr Marskamp</dc:creator>
    <meta:creation-date>2020-01-23T10:53:00Z</meta:creation-date>
    <dc:date>2020-01-23T14:40:00Z</dc:date>
    <meta:template xlink:href="Normal" xlink:type="simple"/>
    <meta:editing-cycles>2</meta:editing-cycles>
    <meta:editing-duration>PT7200S</meta:editing-duration>
    <meta:document-statistic meta:page-count="8" meta:paragraph-count="5" meta:word-count="390" meta:character-count="2534" meta:row-count="17" meta:non-whitespace-character-count="2149"/>
  </office:meta>
</office:document-meta>
</file>